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100000000000000800000008EAB9AFBD709C64D9.png" manifest:media-type="image/png"/>
  <manifest:file-entry manifest:full-path="Object 6/Pictures/100000000000000800000008BF8A585D75699C64.png" manifest:media-type="image/png"/>
  <manifest:file-entry manifest:full-path="Object 6/Pictures/100000000000000800000008A74254ADCC975CDC.png" manifest:media-type="image/png"/>
  <manifest:file-entry manifest:full-path="Object 6/Pictures/100000000000000800000008AF13296C83EFC3AD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Pictures/10000200000000210000000F8275F9FCAD41E8A6.png" manifest:media-type="image/png"/>
  <manifest:file-entry manifest:full-path="Object 15/Pictures/2000000F000003630000018F07F9F1C53CAED8EA.svm" manifest:media-type="image/x-svm"/>
  <manifest:file-entry manifest:full-path="Object 15/Pictures/100000000000000800000008A9DB606DAFE30B26.png" manifest:media-type="image/png"/>
  <manifest:file-entry manifest:full-path="Object 15/Pictures/1000000000000008000000080CE37197990D10CD.png" manifest:media-type="image/png"/>
  <manifest:file-entry manifest:full-path="Object 15/Pictures/1000000000000008000000084DECAA579DFA5999.png" manifest:media-type="image/png"/>
  <manifest:file-entry manifest:full-path="Object 15/Pictures/1000000000000008000000082BA72C9C4C4537EE.png" manifest:media-type="image/png"/>
  <manifest:file-entry manifest:full-path="Object 15/Pictures/100000000000000800000008E1070C670977CC84.png" manifest:media-type="image/png"/>
  <manifest:file-entry manifest:full-path="Object 15/Pictures/10000200000000210000000F7ADB961E9E57B107.png" manifest:media-type="image/png"/>
  <manifest:file-entry manifest:full-path="Object 15/Pictures/100000000000000800000008B84B03492E81EDC3.png" manifest:media-type="image/png"/>
  <manifest:file-entry manifest:full-path="Object 15/Pictures/2000000F000003640000018FB47A301D05BBB87D.svm" manifest:media-type="image/x-svm"/>
  <manifest:file-entry manifest:full-path="Object 15/Pictures/100000000000000800000008075C6EDC1D1F112B.png" manifest:media-type="image/png"/>
  <manifest:file-entry manifest:full-path="Object 15/Pictures/1000000000000008000000086B67A0439FA979D8.png" manifest:media-type="image/png"/>
  <manifest:file-entry manifest:full-path="Object 15/Pictures/1000000000000008000000085FFEE6216D4E1E0E.png" manifest:media-type="image/png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Pictures/2000000E000002F0000002F0C6CCEBDEE3AD12FF.svm" manifest:media-type="image/x-svm"/>
  <manifest:file-entry manifest:full-path="Object 8/Pictures/2000000E000002F0000002F03E4CD99FD3671650.svm" manifest:media-type="image/x-svm"/>
  <manifest:file-entry manifest:full-path="Object 8/Pictures/100002000000001C0000001C26DF82F820D62784.png" manifest:media-type="image/png"/>
  <manifest:file-entry manifest:full-path="Object 8/Pictures/100002000000001C0000001C7D2BB185E5C1F2B9.png" manifest:media-type="image/png"/>
  <manifest:file-entry manifest:full-path="Object 8/Pictures/2000000E000002F0000002F01638FA137E3BB495.svm" manifest:media-type="image/x-svm"/>
  <manifest:file-entry manifest:full-path="Object 8/Pictures/100002000000001C0000001CB347ED2B5E94FDD7.png" manifest:media-type="image/png"/>
  <manifest:file-entry manifest:full-path="Object 8/Pictures/100002000000001C0000001CE0DCCFC6A11579BF.png" manifest:media-type="image/png"/>
  <manifest:file-entry manifest:full-path="Object 8/Pictures/100000000000000800000008AF13296C83EFC3AD.png" manifest:media-type="image/png"/>
  <manifest:file-entry manifest:full-path="Object 8/Pictures/100000000000000800000008EAB9AFBD709C64D9.png" manifest:media-type="image/png"/>
  <manifest:file-entry manifest:full-path="Object 8/Pictures/100000000000000800000008BF8A585D75699C64.png" manifest:media-type="image/png"/>
  <manifest:file-entry manifest:full-path="Object 8/Pictures/100002000000001C0000001C206B4B97C1DE3491.png" manifest:media-type="image/png"/>
  <manifest:file-entry manifest:full-path="Object 8/Pictures/100000000000000800000008A74254ADCC975CDC.png" manifest:media-type="image/png"/>
  <manifest:file-entry manifest:full-path="Object 8/Pictures/2000000E000002F0000002F0626DA39C1EE937A2.svm" manifest:media-type="image/x-svm"/>
  <manifest:file-entry manifest:full-path="Object 8/Pictures/2000000E000002F0000002F049C6D946B4384020.svm" manifest:media-type="image/x-svm"/>
  <manifest:file-entry manifest:full-path="Object 8/Pictures/100002000000001C0000001C74CD2B808D2F1AFD.png" manifest:media-type="image/png"/>
  <manifest:file-entry manifest:full-path="Object 8/Pictures/2000000E000002F0000002F029FEB592074651EC.svm" manifest:media-type="image/x-svm"/>
  <manifest:file-entry manifest:full-path="Object 8/Pictures/2000000E000002F0000002F030FDA4CD670A0183.svm" manifest:media-type="image/x-svm"/>
  <manifest:file-entry manifest:full-path="Object 8/Pictures/100002000000001C0000001C9A8589385D49140D.png" manifest:media-type="image/png"/>
  <manifest:file-entry manifest:full-path="Object 8/Pictures/2000000E000002F0000002F0298370261F2805A9.svm" manifest:media-type="image/x-svm"/>
  <manifest:file-entry manifest:full-path="Object 8/Pictures/100002000000001C0000001CE629D47C8803671D.png" manifest:media-type="image/png"/>
  <manifest:file-entry manifest:full-path="Object 8/Pictures/2000000E000002F0000002F019750415DCBABE1C.svm" manifest:media-type="image/x-svm"/>
  <manifest:file-entry manifest:full-path="Object 8/Pictures/100002000000001C0000001C934AD5CDB34FE468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Pictures/2000000E000002F0000002F0C6CCEBDEE3AD12FF.svm" manifest:media-type="image/x-svm"/>
  <manifest:file-entry manifest:full-path="Object 7/Pictures/2000000E000002F0000002F03E4CD99FD3671650.svm" manifest:media-type="image/x-svm"/>
  <manifest:file-entry manifest:full-path="Object 7/Pictures/100002000000001C0000001C26DF82F820D62784.png" manifest:media-type="image/png"/>
  <manifest:file-entry manifest:full-path="Object 7/Pictures/100002000000001C0000001C7D2BB185E5C1F2B9.png" manifest:media-type="image/png"/>
  <manifest:file-entry manifest:full-path="Object 7/Pictures/2000000E000002F0000002F01638FA137E3BB495.svm" manifest:media-type="image/x-svm"/>
  <manifest:file-entry manifest:full-path="Object 7/Pictures/100002000000001C0000001CB347ED2B5E94FDD7.png" manifest:media-type="image/png"/>
  <manifest:file-entry manifest:full-path="Object 7/Pictures/100002000000001C0000001CE0DCCFC6A11579BF.png" manifest:media-type="image/png"/>
  <manifest:file-entry manifest:full-path="Object 7/Pictures/100000000000000800000008AF13296C83EFC3AD.png" manifest:media-type="image/png"/>
  <manifest:file-entry manifest:full-path="Object 7/Pictures/100000000000000800000008EAB9AFBD709C64D9.png" manifest:media-type="image/png"/>
  <manifest:file-entry manifest:full-path="Object 7/Pictures/100000000000000800000008BF8A585D75699C64.png" manifest:media-type="image/png"/>
  <manifest:file-entry manifest:full-path="Object 7/Pictures/100002000000001C0000001C206B4B97C1DE3491.png" manifest:media-type="image/png"/>
  <manifest:file-entry manifest:full-path="Object 7/Pictures/100000000000000800000008A74254ADCC975CDC.png" manifest:media-type="image/png"/>
  <manifest:file-entry manifest:full-path="Object 7/Pictures/2000000E000002F0000002F0626DA39C1EE937A2.svm" manifest:media-type="image/x-svm"/>
  <manifest:file-entry manifest:full-path="Object 7/Pictures/2000000E000002F0000002F049C6D946B4384020.svm" manifest:media-type="image/x-svm"/>
  <manifest:file-entry manifest:full-path="Object 7/Pictures/100002000000001C0000001C74CD2B808D2F1AFD.png" manifest:media-type="image/png"/>
  <manifest:file-entry manifest:full-path="Object 7/Pictures/2000000E000002F0000002F029FEB592074651EC.svm" manifest:media-type="image/x-svm"/>
  <manifest:file-entry manifest:full-path="Object 7/Pictures/2000000E000002F0000002F030FDA4CD670A0183.svm" manifest:media-type="image/x-svm"/>
  <manifest:file-entry manifest:full-path="Object 7/Pictures/100002000000001C0000001C9A8589385D49140D.png" manifest:media-type="image/png"/>
  <manifest:file-entry manifest:full-path="Object 7/Pictures/2000000E000002F0000002F0298370261F2805A9.svm" manifest:media-type="image/x-svm"/>
  <manifest:file-entry manifest:full-path="Object 7/Pictures/100002000000001C0000001CE629D47C8803671D.png" manifest:media-type="image/png"/>
  <manifest:file-entry manifest:full-path="Object 7/Pictures/2000000E000002F0000002F019750415DCBABE1C.svm" manifest:media-type="image/x-svm"/>
  <manifest:file-entry manifest:full-path="Object 7/Pictures/100002000000001C0000001C934AD5CDB34FE468.png" manifest:media-type="image/png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Pictures/2000000E000002A30000018FFB1CC256407945B9.svm" manifest:media-type="image/x-svm"/>
  <manifest:file-entry manifest:full-path="Object 13/Pictures/10000200000000190000000F2B249361F0637555.png" manifest:media-type="image/png"/>
  <manifest:file-entry manifest:full-path="Object 13/Pictures/2000000E000002A00000018F2BE8D39BDDEFE3D3.svm" manifest:media-type="image/x-svm"/>
  <manifest:file-entry manifest:full-path="Object 13/Pictures/100000000000000800000008EAB9AFBD709C64D9.png" manifest:media-type="image/png"/>
  <manifest:file-entry manifest:full-path="Object 13/Pictures/10000200000000190000000F208925DE33FBA0C8.png" manifest:media-type="image/png"/>
  <manifest:file-entry manifest:full-path="Object 13/Pictures/10000200000000190000000F1E117A9DF9D5A30B.png" manifest:media-type="image/png"/>
  <manifest:file-entry manifest:full-path="Object 13/Pictures/2000000E000002A20000018F142E9C1AA49206AA.svm" manifest:media-type="image/x-svm"/>
  <manifest:file-entry manifest:full-path="Object 13/Pictures/10000200000000190000000F5DA32845B7C79418.png" manifest:media-type="image/png"/>
  <manifest:file-entry manifest:full-path="Object 13/Pictures/2000000E000002A20000018F039CF01770B34116.svm" manifest:media-type="image/x-svm"/>
  <manifest:file-entry manifest:full-path="Object 13/Pictures/10000200000000190000000FEBE3F944142A1AB1.png" manifest:media-type="image/png"/>
  <manifest:file-entry manifest:full-path="Object 13/Pictures/100000000000000800000008BF8A585D75699C64.png" manifest:media-type="image/png"/>
  <manifest:file-entry manifest:full-path="Object 13/Pictures/2000000E000002A10000018F145359AEBCFC52EF.svm" manifest:media-type="image/x-svm"/>
  <manifest:file-entry manifest:full-path="Object 13/Pictures/2000000E000002A10000018F5FBD8A14BD3D60E4.svm" manifest:media-type="image/x-svm"/>
  <manifest:file-entry manifest:full-path="Object 13/Pictures/100000000000000800000008A74254ADCC975CDC.png" manifest:media-type="image/png"/>
  <manifest:file-entry manifest:full-path="Object 13/Pictures/100000000000000800000008AF13296C83EFC3AD.png" manifest:media-type="image/png"/>
  <manifest:file-entry manifest:full-path="Object 13/Pictures/2000000E000002A10000018F7416F0CE17EC1766.svm" manifest:media-type="image/x-svm"/>
  <manifest:file-entry manifest:full-path="Object 13/Pictures/10000200000000190000000F05FF53CD8B9C0C73.png" manifest:media-type="image/png"/>
  <manifest:file-entry manifest:full-path="Object 13/Pictures/10000200000000190000000F2B3900494279A077.png" manifest:media-type="image/png"/>
  <manifest:file-entry manifest:full-path="Object 13/Pictures/100002000000001A0000000FC82D2042421C0C50.png" manifest:media-type="image/png"/>
  <manifest:file-entry manifest:full-path="Object 13/Pictures/10000200000000190000000F2A34F7EA0CCC6C5A.png" manifest:media-type="image/png"/>
  <manifest:file-entry manifest:full-path="Object 13/Pictures/2000000E0000029F0000018F0D2D8D45C4DE56C5.svm" manifest:media-type="image/x-svm"/>
  <manifest:file-entry manifest:full-path="Object 13/Pictures/2000000E0000029F0000018F24A52D9D7F6EE95A.svm" manifest:media-type="image/x-svm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Pictures/2000000E00000305000002C5A5F938CE95EEB612.svm" manifest:media-type="image/x-svm"/>
  <manifest:file-entry manifest:full-path="Object 14/Pictures/100002000000001D0000001B723DB98D0F65D374.png" manifest:media-type="image/png"/>
  <manifest:file-entry manifest:full-path="Object 14/Pictures/2000000E00000305000002C54ACB66827105F501.svm" manifest:media-type="image/x-svm"/>
  <manifest:file-entry manifest:full-path="Object 14/Pictures/2000000E00000305000002C52AF30A56C27BE4CD.svm" manifest:media-type="image/x-svm"/>
  <manifest:file-entry manifest:full-path="Object 14/Pictures/2000000E00000305000002C50158708C68AA934F.svm" manifest:media-type="image/x-svm"/>
  <manifest:file-entry manifest:full-path="Object 14/Pictures/100002000000001D0000001BC4228CFDB6A5D74E.png" manifest:media-type="image/png"/>
  <manifest:file-entry manifest:full-path="Object 14/Pictures/100002000000001D0000001B61552999F4FEF64F.png" manifest:media-type="image/png"/>
  <manifest:file-entry manifest:full-path="Object 14/Pictures/2000000E00000305000002C54AB6A336696BA144.svm" manifest:media-type="image/x-svm"/>
  <manifest:file-entry manifest:full-path="Object 14/Pictures/2000000E00000305000002C5750D290308781078.svm" manifest:media-type="image/x-svm"/>
  <manifest:file-entry manifest:full-path="Object 14/Pictures/2000000E00000305000002C553C877DD1149A56E.svm" manifest:media-type="image/x-svm"/>
  <manifest:file-entry manifest:full-path="Object 14/Pictures/100002000000001D0000001BCA484E3CA382BED7.png" manifest:media-type="image/png"/>
  <manifest:file-entry manifest:full-path="Object 14/Pictures/100002000000001D0000001B6A0392DEED9DA825.png" manifest:media-type="image/png"/>
  <manifest:file-entry manifest:full-path="Object 14/Pictures/100002000000001D0000001BE9DA975E80355489.png" manifest:media-type="image/png"/>
  <manifest:file-entry manifest:full-path="Object 14/Pictures/100002000000001D0000001BBA6AEFD5E894A739.png" manifest:media-type="image/png"/>
  <manifest:file-entry manifest:full-path="Object 14/Pictures/100002000000001D0000001BAF4DF8EDABCA9B05.png" manifest:media-type="image/png"/>
  <manifest:file-entry manifest:full-path="Object 14/Pictures/2000000E00000305000002C57A40D705AAF91AF1.svm" manifest:media-type="image/x-svm"/>
  <manifest:file-entry manifest:full-path="Object 14/Pictures/100002000000001D0000001B3083EC28D5058EB3.png" manifest:media-type="image/png"/>
  <manifest:file-entry manifest:full-path="Object 14/Pictures/2000000E00000305000002C55D790A8FA524B2BD.svm" manifest:media-type="image/x-svm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8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2e0ae"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fo:background-color="#c2e0ae" fo:border="0.99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24" style:family="table-cell" style:parent-style-name="Default" style:data-style-name="N4">
      <style:table-cell-properties fo:border="0.99pt solid #000000"/>
    </style:style>
    <style:style style:name="ce25" style:family="table-cell" style:parent-style-name="Default" style:data-style-name="N4">
      <style:table-cell-properties fo:background-color="transparent" fo:border="0.99pt solid #000000"/>
    </style:style>
    <style:style style:name="ce26" style:family="table-cell" style:parent-style-name="Default" style:data-style-name="N4">
      <style:table-cell-properties fo:background-color="#f04e4d" fo:border="0.99pt solid #000000"/>
    </style:style>
    <style:style style:name="ce27" style:family="table-cell" style:parent-style-name="Default" style:data-style-name="N4">
      <style:table-cell-properties fo:background-color="#fff200" fo:border="0.99pt solid #000000"/>
    </style:style>
    <style:style style:name="ce28" style:family="table-cell" style:parent-style-name="Default">
      <style:table-cell-properties fo:background-color="#c2e0ae" fo:border="0.99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ackground-color="#c2e0ae" style:text-align-source="fix" style:repeat-content="false" fo:border="0.99pt solid #000000"/>
      <style:paragraph-properties fo:text-align="center" fo:margin-left="0pt"/>
    </style:style>
    <style:style style:name="ce30" style:family="table-cell" style:parent-style-name="Default" style:data-style-name="N2">
      <style:table-cell-properties fo:background-color="#c2e0ae" fo:border="0.99pt solid #000000"/>
    </style:style>
    <style:style style:name="ce5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WenQuanYi Micro Hei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255.57pt" svg:x="579.71pt" svg:y="474.63pt">
            <draw:object draw:notify-on-update-of-ranges="Sheet1.I2:Sheet1.M2 Sheet1.A3:Sheet1.A3 Sheet1.I5:Sheet1.M5 Sheet1.A8:Sheet1.A8 Sheet1.I10:Sheet1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9pt" svg:height="255.57pt" svg:x="572.63pt" svg:y="177.85pt">
            <draw:object draw:notify-on-update-of-ranges="Sheet1.I2:Sheet1.M2 Sheet1.A3:Sheet1.A3 Sheet1.I4:Sheet1.M4 Sheet1.A8:Sheet1.A8 Sheet1.I9:Sheet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9pt" svg:height="255.57pt" svg:x="558.79pt" svg:y="701.21pt">
            <draw:object draw:notify-on-update-of-ranges="Sheet1.I2:Sheet1.M2 Sheet1.A3:Sheet1.A3 Sheet1.I6:Sheet1.M6 Sheet1.A8:Sheet1.A8 Sheet1.I11:Sheet1.M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9pt" svg:height="255.57pt" svg:x="564.92pt" svg:y="969.79pt">
            <draw:object draw:notify-on-update-of-ranges="Sheet1.E2:Sheet1.H2 Sheet1.A3:Sheet1.A3 Sheet1.I7:Sheet1.M7 Sheet1.A8:Sheet1.A8 Sheet1.I12:Sheet1.M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9pt" svg:height="255.57pt" svg:x="80.93pt" svg:y="238.9pt">
            <draw:object draw:notify-on-update-of-ranges="Sheet1.E2:Sheet1.H2 Sheet1.A3:Sheet1.A3 Sheet1.E4:Sheet1.H4 Sheet1.A8:Sheet1.A8 Sheet1.E9:Sheet1.H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69pt" svg:height="255.57pt" svg:x="80.22pt" svg:y="517.07pt">
            <draw:object draw:notify-on-update-of-ranges="Sheet1.E2:Sheet1.H2 Sheet1.A3:Sheet1.A3 Sheet1.E5:Sheet1.H5 Sheet1.A8:Sheet1.A8 Sheet1.E10:Sheet1.H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453.69pt" svg:height="255.57pt" svg:x="98.93pt" svg:y="705.88pt">
            <draw:object draw:notify-on-update-of-ranges="Sheet1.E2:Sheet1.H2 Sheet1.A3:Sheet1.A3 Sheet1.E6:Sheet1.H6 Sheet1.A8:Sheet1.A8 Sheet1.E11:Sheet1.H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1" draw:text-style-name="P1" svg:width="453.69pt" svg:height="255.57pt" svg:x="101.59pt" svg:y="966.7pt">
            <draw:object draw:notify-on-update-of-ranges="Sheet1.E2:Sheet1.H2 Sheet1.A3:Sheet1.A3 Sheet1.E7:Sheet1.H7 Sheet1.A8:Sheet1.A8 Sheet1.E12:Sheet1.H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8" draw:style-name="gr1" draw:text-style-name="P1" svg:width="453.69pt" svg:height="255.57pt" svg:x="588.39pt" svg:y="1231.88pt">
            <draw:object draw:notify-on-update-of-ranges="Sheet1.E2:Sheet1.H2 Sheet1.A3:Sheet1.A3 Sheet1.I7:Sheet1.M7 Sheet1.A8:Sheet1.A8 Sheet1.I12:Sheet1.M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1147.32pt" svg:y="473.39pt">
            <draw:object draw:notify-on-update-of-ranges="Sheet1.E2:Sheet1.M2 Sheet1.A3:Sheet1.A3 Sheet1.E7:Sheet1.M7 Sheet1.A8:Sheet1.A8 Sheet1.E12:Sheet1.M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style-name="gr1" draw:text-style-name="P1" svg:width="450.51pt" svg:height="255.03pt" svg:x="1139.07pt" svg:y="731.06pt">
            <draw:object draw:notify-on-update-of-ranges="Sheet1.E2:Sheet1.M2 Sheet1.A3:Sheet1.A3 Sheet1.E7:Sheet1.M7 Sheet1.A8:Sheet1.A8 Sheet1.E12:Sheet1.M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1" draw:style-name="gr1" draw:text-style-name="P1" svg:width="450.51pt" svg:height="255.03pt" svg:x="1143.69pt" svg:y="1089.98pt">
            <draw:object draw:notify-on-update-of-ranges="Sheet1.E2:Sheet1.M2 Sheet1.A3:Sheet1.A3 Sheet1.E7:Sheet1.M7 Sheet1.A8:Sheet1.A8 Sheet1.E12:Sheet1.M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2" draw:style-name="gr1" draw:text-style-name="P1" svg:width="453.51pt" svg:height="255.09pt" svg:x="1632.44pt" svg:y="604.18pt">
            <draw:object draw:notify-on-update-of-ranges="Sheet1.E2:Sheet1.M2 Sheet1.A3:Sheet1.A3 Sheet1.E7:Sheet1.M7 Sheet1.A8:Sheet1.A8 Sheet1.E12:Sheet1.M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210.17pt" svg:y="156.05pt">
            <draw:object draw:notify-on-update-of-ranges="Sheet1.E2:Sheet1.M2 Sheet1.A3:Sheet1.A3 Sheet1.E7:Sheet1.M7 Sheet1.A8:Sheet1.A8 Sheet1.E12:Sheet1.M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8pt" svg:height="254.78pt" svg:x="1182.53pt" svg:y="162.91pt">
            <draw:object draw:notify-on-update-of-ranges="Sheet1.E2:Sheet1.M2 Sheet1.A8:Sheet1.A8 Sheet1.E8:Sheet1.M8 Sheet1.A3:Sheet1.A3 Sheet1.E3:Sheet1.M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Tabela: Dados simulação</text:p>
          </table:table-cell>
          <table:covered-table-cell table:number-columns-repeated="3" table:style-name="ce2"/>
          <table:covered-table-cell table:style-name="ce1"/>
          <table:covered-table-cell table:number-columns-repeated="8" table:style-name="ce2"/>
          <table:covered-table-cell table:style-name="ce6"/>
          <table:table-cell table:style-name="ce9"/>
          <table:table-cell/>
          <table:table-cell table:style-name="ce1" office:value-type="string" calcext:value-type="string" table:number-columns-spanned="10" table:number-rows-spanned="1">
            <text:p>Tabela: Comparação FinFET e CMOS</text:p>
          </table:table-cell>
          <table:covered-table-cell table:number-columns-repeated="8" table:style-name="ce2"/>
          <table:covered-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Parameter</text:p>
          </table:table-cell>
          <table:table-cell table:style-name="ce2" table:number-columns-repeated="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0" office:value-type="string" calcext:value-type="string">
            <text:p>Average</text:p>
          </table:table-cell>
          <table:table-cell table:number-columns-repeated="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8"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CMOS</text:p>
          </table:table-cell>
          <table:table-cell table:style-name="ce18" office:value-type="string" calcext:value-type="string">
            <text:p>LET (keVcm²/mg)</text:p>
          </table:table-cell>
          <table:table-cell table:style-name="ce2" table:number-columns-repeated="2"/>
          <table:table-cell table:style-name="ce18" office:value-type="float" office:value="13.19" calcext:value-type="float">
            <text:p>13.19</text:p>
          </table:table-cell>
          <table:table-cell table:style-name="ce18" office:value-type="float" office:value="27.27" calcext:value-type="float">
            <text:p>27.27</text:p>
          </table:table-cell>
          <table:table-cell table:number-columns-repeated="3" table:style-name="ce18" office:value-type="float" office:value="13.19" calcext:value-type="float">
            <text:p>13.19</text:p>
          </table:table-cell>
          <table:table-cell table:number-columns-repeated="2" table:style-name="ce18" office:value-type="float" office:value="27.27" calcext:value-type="float">
            <text:p>27.27</text:p>
          </table:table-cell>
          <table:table-cell table:style-name="ce18" office:value-type="float" office:value="13.19" calcext:value-type="float">
            <text:p>13.19</text:p>
          </table:table-cell>
          <table:table-cell table:style-name="ce18" office:value-type="float" office:value="27.27" calcext:value-type="float">
            <text:p>27.27</text:p>
          </table:table-cell>
          <table:table-cell table:style-name="ce21" table:formula="of:=SUM([.E3:.M3])/9" office:value-type="float" office:value="19.4477777777778" calcext:value-type="float">
            <text:p>19.45</text:p>
          </table:table-cell>
          <table:table-cell/>
          <table:table-cell table:style-name="ce18" office:value-type="string" calcext:value-type="string">
            <text:p>LET (keVcm²/mg)</text:p>
          </table:table-cell>
          <table:table-cell table:number-columns-repeated="9" table:style-name="ce23" office:value-type="string" calcext:value-type="string">
            <text:p>--</text:p>
          </table:table-cell>
          <table:table-cell table:style-name="ce29" office:value-type="string" calcext:value-type="string">
            <text:p>--</text:p>
          </table:table-cell>
          <table:table-cell table:number-columns-repeated="3"/>
        </table:table-row>
        <table:table-row table:style-name="ro1">
          <table:covered-table-cell table:style-name="ce6"/>
          <table:table-cell table:style-name="ce18" office:value-type="string" calcext:value-type="string">
            <text:p>Delay (ps)</text:p>
          </table:table-cell>
          <table:table-cell table:style-name="ce18" table:number-columns-repeated="2"/>
          <table:table-cell table:style-name="ce18" office:value-type="float" office:value="24.47" calcext:value-type="float">
            <text:p>24.47</text:p>
          </table:table-cell>
          <table:table-cell table:style-name="ce18" office:value-type="float" office:value="23.13" calcext:value-type="float">
            <text:p>23.13</text:p>
          </table:table-cell>
          <table:table-cell table:style-name="ce18" office:value-type="float" office:value="22.68" calcext:value-type="float">
            <text:p>22.68</text:p>
          </table:table-cell>
          <table:table-cell table:style-name="ce18" office:value-type="float" office:value="22.4" calcext:value-type="float">
            <text:p>22.4</text:p>
          </table:table-cell>
          <table:table-cell table:style-name="ce18" office:value-type="float" office:value="17.58" calcext:value-type="float">
            <text:p>17.58</text:p>
          </table:table-cell>
          <table:table-cell table:style-name="ce18" office:value-type="float" office:value="20.16" calcext:value-type="float">
            <text:p>20.16</text:p>
          </table:table-cell>
          <table:table-cell table:style-name="ce18" office:value-type="float" office:value="20.18" calcext:value-type="float">
            <text:p>20.18</text:p>
          </table:table-cell>
          <table:table-cell table:style-name="ce18" office:value-type="float" office:value="21.26" calcext:value-type="float">
            <text:p>21.26</text:p>
          </table:table-cell>
          <table:table-cell table:style-name="ce18" office:value-type="float" office:value="21.13" calcext:value-type="float">
            <text:p>21.13</text:p>
          </table:table-cell>
          <table:table-cell table:style-name="ce21" table:formula="of:=SUM([.E4:.M4])/9" office:value-type="float" office:value="21.4433333333333" calcext:value-type="float">
            <text:p>21.44</text:p>
          </table:table-cell>
          <table:table-cell/>
          <table:table-cell table:style-name="ce18" office:value-type="string" calcext:value-type="string">
            <text:p>Delay (ps)</text:p>
          </table:table-cell>
          <table:table-cell table:style-name="ce24" table:formula="of:=(([.E9]*100)/[.E4])" office:value-type="float" office:value="30.7315079689416" calcext:value-type="float">
            <text:p>30.73</text:p>
          </table:table-cell>
          <table:table-cell table:style-name="ce24" table:formula="of:=(([.F9]*100)/[.F4])" office:value-type="float" office:value="39.6454820579334" calcext:value-type="float">
            <text:p>39.65</text:p>
          </table:table-cell>
          <table:table-cell table:style-name="ce24" table:formula="of:=(([.G9]*100)/[.G4])" office:value-type="float" office:value="28.1746031746032" calcext:value-type="float">
            <text:p>28.17</text:p>
          </table:table-cell>
          <table:table-cell table:style-name="ce24" table:formula="of:=(([.H9]*100)/[.H4])" office:value-type="float" office:value="30.3571428571429" calcext:value-type="float">
            <text:p>30.36</text:p>
          </table:table-cell>
          <table:table-cell table:style-name="ce25" table:formula="of:=(([.I9]*100)/[.I4])" office:value-type="float" office:value="25.3697383390216" calcext:value-type="float">
            <text:p>25.37</text:p>
          </table:table-cell>
          <table:table-cell table:style-name="ce24" table:formula="of:=(([.J9]*100)/[.J4])" office:value-type="float" office:value="34.9702380952381" calcext:value-type="float">
            <text:p>34.97</text:p>
          </table:table-cell>
          <table:table-cell table:style-name="ce24" table:formula="of:=(([.K9]*100)/[.K4])" office:value-type="float" office:value="33.4489593657086" calcext:value-type="float">
            <text:p>33.45</text:p>
          </table:table-cell>
          <table:table-cell table:style-name="ce27" table:formula="of:=(([.L9]*100)/[.L4])" office:value-type="float" office:value="23.0950141110066" calcext:value-type="float">
            <text:p>23.10</text:p>
          </table:table-cell>
          <table:table-cell table:style-name="ce24" table:formula="of:=(([.M9]*100)/[.M4])" office:value-type="float" office:value="36.630383341221" calcext:value-type="float">
            <text:p>36.63</text:p>
          </table:table-cell>
          <table:table-cell table:style-name="ce30" table:formula="of:=(([.N9]*100)/[.N4])" office:value-type="float" office:value="31.4990414011089" calcext:value-type="float">
            <text:p>31.50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Energy (fJ)</text:p>
          </table:table-cell>
          <table:table-cell table:style-name="ce18" table:number-columns-repeated="2"/>
          <table:table-cell table:style-name="ce18" office:value-type="float" office:value="6.76" calcext:value-type="float">
            <text:p>6.76</text:p>
          </table:table-cell>
          <table:table-cell table:style-name="ce18" office:value-type="float" office:value="7.06" calcext:value-type="float">
            <text:p>7.06</text:p>
          </table:table-cell>
          <table:table-cell table:style-name="ce18" office:value-type="float" office:value="6.82" calcext:value-type="float">
            <text:p>6.82</text:p>
          </table:table-cell>
          <table:table-cell table:style-name="ce18" office:value-type="float" office:value="6.56" calcext:value-type="float">
            <text:p>6.56</text:p>
          </table:table-cell>
          <table:table-cell table:style-name="ce18" office:value-type="float" office:value="6.7" calcext:value-type="float">
            <text:p>6.7</text:p>
          </table:table-cell>
          <table:table-cell table:number-columns-repeated="2" table:style-name="ce18" office:value-type="float" office:value="7.69" calcext:value-type="float">
            <text:p>7.69</text:p>
          </table:table-cell>
          <table:table-cell table:style-name="ce18" office:value-type="float" office:value="6.08" calcext:value-type="float">
            <text:p>6.08</text:p>
          </table:table-cell>
          <table:table-cell table:style-name="ce18" office:value-type="float" office:value="6.95" calcext:value-type="float">
            <text:p>6.95</text:p>
          </table:table-cell>
          <table:table-cell table:style-name="ce21" table:formula="of:=SUM([.E5:.M5])/9" office:value-type="float" office:value="6.92333333333333" calcext:value-type="float">
            <text:p>6.92</text:p>
          </table:table-cell>
          <table:table-cell/>
          <table:table-cell table:style-name="ce18" office:value-type="string" calcext:value-type="string">
            <text:p>Energy (fJ)</text:p>
          </table:table-cell>
          <table:table-cell table:style-name="ce24" table:formula="of:=(([.E10]*100)/[.E5])" office:value-type="float" office:value="93.0473372781065" calcext:value-type="float">
            <text:p>93.05</text:p>
          </table:table-cell>
          <table:table-cell table:style-name="ce24" table:formula="of:=(([.F10]*100)/[.F5])" office:value-type="float" office:value="99.4334277620397" calcext:value-type="float">
            <text:p>99.43</text:p>
          </table:table-cell>
          <table:table-cell table:style-name="ce26" table:formula="of:=(([.G10]*100)/[.G5])" office:value-type="float" office:value="109.384164222874" calcext:value-type="float">
            <text:p>109.38</text:p>
          </table:table-cell>
          <table:table-cell table:style-name="ce26" table:formula="of:=(([.H10]*100)/[.H5])" office:value-type="float" office:value="101.676829268293" calcext:value-type="float">
            <text:p>101.68</text:p>
          </table:table-cell>
          <table:table-cell table:style-name="ce24" table:formula="of:=(([.I10]*100)/[.I5])" office:value-type="float" office:value="95.5223880597015" calcext:value-type="float">
            <text:p>95.52</text:p>
          </table:table-cell>
          <table:table-cell table:style-name="ce24" table:formula="of:=(([.J10]*100)/[.J5])" office:value-type="float" office:value="90.2470741222367" calcext:value-type="float">
            <text:p>90.25</text:p>
          </table:table-cell>
          <table:table-cell table:style-name="ce24" table:formula="of:=(([.K10]*100)/[.K5])" office:value-type="float" office:value="89.5968790637191" calcext:value-type="float">
            <text:p>89.60</text:p>
          </table:table-cell>
          <table:table-cell table:style-name="ce27" table:formula="of:=(([.L10]*100)/[.L5])" office:value-type="float" office:value="81.7434210526316" calcext:value-type="float">
            <text:p>81.74</text:p>
          </table:table-cell>
          <table:table-cell table:style-name="ce24" table:formula="of:=(([.M10]*100)/[.M5])" office:value-type="float" office:value="90.2158273381295" calcext:value-type="float">
            <text:p>90.22</text:p>
          </table:table-cell>
          <table:table-cell table:style-name="ce30" table:formula="of:=(([.N10]*100)/[.N5])" office:value-type="float" office:value="94.5434119723962" calcext:value-type="float">
            <text:p>94.54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Power (<text:span text:style-name="T1">μ</text:span>W)</text:p>
          </table:table-cell>
          <table:table-cell table:style-name="ce18" table:number-columns-repeated="2"/>
          <table:table-cell table:style-name="ce18" office:value-type="float" office:value="0.38" calcext:value-type="float">
            <text:p>0.38</text:p>
          </table:table-cell>
          <table:table-cell table:style-name="ce19" office:value-type="float" office:value="0.39" calcext:value-type="float">
            <text:p>0.39</text:p>
          </table:table-cell>
          <table:table-cell table:style-name="ce18" office:value-type="float" office:value="0.38" calcext:value-type="float">
            <text:p>0.38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.37" calcext:value-type="float">
            <text:p>0.37</text:p>
          </table:table-cell>
          <table:table-cell table:number-columns-repeated="2" table:style-name="ce18" office:value-type="float" office:value="0.43" calcext:value-type="float">
            <text:p>0.43</text:p>
          </table:table-cell>
          <table:table-cell table:style-name="ce18" office:value-type="float" office:value="0.34" calcext:value-type="float">
            <text:p>0.34</text:p>
          </table:table-cell>
          <table:table-cell table:style-name="ce18" office:value-type="float" office:value="0.39" calcext:value-type="float">
            <text:p>0.39</text:p>
          </table:table-cell>
          <table:table-cell table:style-name="ce21" table:formula="of:=SUM([.E6:.M6])/9" office:value-type="float" office:value="0.385555555555555" calcext:value-type="float">
            <text:p>0.39</text:p>
          </table:table-cell>
          <table:table-cell/>
          <table:table-cell table:style-name="ce18" office:value-type="string" calcext:value-type="string">
            <text:p>Power (<text:span text:style-name="T1">μ</text:span>W)</text:p>
          </table:table-cell>
          <table:table-cell table:style-name="ce24" table:formula="of:=(([.E11]*100)/[.E6])" office:value-type="float" office:value="92.1052631578947" calcext:value-type="float">
            <text:p>92.11</text:p>
          </table:table-cell>
          <table:table-cell table:style-name="ce24" table:formula="of:=(([.F11]*100)/[.F6])" office:value-type="float" office:value="100" calcext:value-type="float">
            <text:p>100.00</text:p>
          </table:table-cell>
          <table:table-cell table:style-name="ce26" table:formula="of:=(([.G11]*100)/[.G6])" office:value-type="float" office:value="107.894736842105" calcext:value-type="float">
            <text:p>107.89</text:p>
          </table:table-cell>
          <table:table-cell table:style-name="ce26" table:formula="of:=(([.H11]*100)/[.H6])" office:value-type="float" office:value="102.777777777778" calcext:value-type="float">
            <text:p>102.78</text:p>
          </table:table-cell>
          <table:table-cell table:style-name="ce24" table:formula="of:=(([.I11]*100)/[.I6])" office:value-type="float" office:value="97.2972972972973" calcext:value-type="float">
            <text:p>97.30</text:p>
          </table:table-cell>
          <table:table-cell table:style-name="ce24" table:formula="of:=(([.J11]*100)/[.J6])" office:value-type="float" office:value="90.6976744186047" calcext:value-type="float">
            <text:p>90.70</text:p>
          </table:table-cell>
          <table:table-cell table:style-name="ce24" table:formula="of:=(([.K11]*100)/[.K6])" office:value-type="float" office:value="88.3720930232558" calcext:value-type="float">
            <text:p>88.37</text:p>
          </table:table-cell>
          <table:table-cell table:style-name="ce27" table:formula="of:=(([.L11]*100)/[.L6])" office:value-type="float" office:value="82.3529411764706" calcext:value-type="float">
            <text:p>82.35</text:p>
          </table:table-cell>
          <table:table-cell table:style-name="ce24" table:formula="of:=(([.M11]*100)/[.M6])" office:value-type="float" office:value="89.7435897435897" calcext:value-type="float">
            <text:p>89.74</text:p>
          </table:table-cell>
          <table:table-cell table:style-name="ce30" table:formula="of:=(([.N11]*100)/[.N6])" office:value-type="float" office:value="94.5244956772335" calcext:value-type="float">
            <text:p>94.52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PDP (aJ)</text:p>
          </table:table-cell>
          <table:table-cell table:style-name="ce18" table:number-columns-repeated="2"/>
          <table:table-cell table:style-name="ce18" office:value-type="float" office:value="9.19" calcext:value-type="float">
            <text:p>9.19</text:p>
          </table:table-cell>
          <table:table-cell table:style-name="ce18" office:value-type="float" office:value="9.07" calcext:value-type="float">
            <text:p>9.07</text:p>
          </table:table-cell>
          <table:table-cell table:style-name="ce18" office:value-type="float" office:value="8.59" calcext:value-type="float">
            <text:p>8.59</text:p>
          </table:table-cell>
          <table:table-cell table:style-name="ce18" office:value-type="float" office:value="8.17" calcext:value-type="float">
            <text:p>8.17</text:p>
          </table:table-cell>
          <table:table-cell table:style-name="ce18" office:value-type="float" office:value="6.55" calcext:value-type="float">
            <text:p>6.55</text:p>
          </table:table-cell>
          <table:table-cell table:style-name="ce18" office:value-type="float" office:value="8.61" calcext:value-type="float">
            <text:p>8.61</text:p>
          </table:table-cell>
          <table:table-cell table:style-name="ce18" office:value-type="float" office:value="8.62" calcext:value-type="float">
            <text:p>8.62</text:p>
          </table:table-cell>
          <table:table-cell table:style-name="ce18" office:value-type="float" office:value="7.18" calcext:value-type="float">
            <text:p>7.18</text:p>
          </table:table-cell>
          <table:table-cell table:style-name="ce18" office:value-type="float" office:value="8.16" calcext:value-type="float">
            <text:p>8.16</text:p>
          </table:table-cell>
          <table:table-cell table:style-name="ce21" table:formula="of:=SUM([.E7:.M7])/9" office:value-type="float" office:value="8.23777777777778" calcext:value-type="float">
            <text:p>8.24</text:p>
          </table:table-cell>
          <table:table-cell/>
          <table:table-cell table:style-name="ce18" office:value-type="string" calcext:value-type="string">
            <text:p>PDP (aJ)</text:p>
          </table:table-cell>
          <table:table-cell table:style-name="ce24" table:formula="of:=(([.E12]*100)/[.E7])" office:value-type="float" office:value="28.6180631120783" calcext:value-type="float">
            <text:p>28.62</text:p>
          </table:table-cell>
          <table:table-cell table:style-name="ce25" table:formula="of:=(([.F12]*100)/[.F7])" office:value-type="float" office:value="39.470782800441" calcext:value-type="float">
            <text:p>39.47</text:p>
          </table:table-cell>
          <table:table-cell table:style-name="ce24" table:formula="of:=(([.G12]*100)/[.G7])" office:value-type="float" office:value="30.8498253783469" calcext:value-type="float">
            <text:p>30.85</text:p>
          </table:table-cell>
          <table:table-cell table:style-name="ce24" table:formula="of:=(([.H12]*100)/[.H7])" office:value-type="float" office:value="30.844553243574" calcext:value-type="float">
            <text:p>30.84</text:p>
          </table:table-cell>
          <table:table-cell table:style-name="ce24" table:formula="of:=(([.I12]*100)/[.I7])" office:value-type="float" office:value="24.1221374045802" calcext:value-type="float">
            <text:p>24.12</text:p>
          </table:table-cell>
          <table:table-cell table:style-name="ce24" table:formula="of:=(([.J12]*100)/[.J7])" office:value-type="float" office:value="31.5911730545877" calcext:value-type="float">
            <text:p>31.59</text:p>
          </table:table-cell>
          <table:table-cell table:style-name="ce24" table:formula="of:=(([.K12]*100)/[.K7])" office:value-type="float" office:value="30.046403712297" calcext:value-type="float">
            <text:p>30.05</text:p>
          </table:table-cell>
          <table:table-cell table:style-name="ce27" table:formula="of:=(([.L12]*100)/[.L7])" office:value-type="float" office:value="18.8022284122563" calcext:value-type="float">
            <text:p>18.80</text:p>
          </table:table-cell>
          <table:table-cell table:style-name="ce24" table:formula="of:=(([.M12]*100)/[.M7])" office:value-type="float" office:value="33.0882352941176" calcext:value-type="float">
            <text:p>33.09</text:p>
          </table:table-cell>
          <table:table-cell table:style-name="ce30" table:formula="of:=(([.N12]*100)/[.N7])" office:value-type="float" office:value="30.105206366334" calcext:value-type="float">
            <text:p>30.1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FinFET</text:p>
          </table:table-cell>
          <table:table-cell table:style-name="ce18" office:value-type="string" calcext:value-type="string">
            <text:p>LET</text:p>
          </table:table-cell>
          <table:table-cell table:style-name="ce18" table:number-columns-repeated="2"/>
          <table:table-cell table:style-name="ce18" office:value-type="float" office:value="43.1" calcext:value-type="float">
            <text:p>43.1</text:p>
          </table:table-cell>
          <table:table-cell table:style-name="ce18" office:value-type="float" office:value="73.01" calcext:value-type="float">
            <text:p>73.01</text:p>
          </table:table-cell>
          <table:table-cell table:style-name="ce18" office:value-type="float" office:value="51.9" calcext:value-type="float">
            <text:p>51.9</text:p>
          </table:table-cell>
          <table:table-cell table:style-name="ce18" office:value-type="float" office:value="43.1" calcext:value-type="float">
            <text:p>43.1</text:p>
          </table:table-cell>
          <table:table-cell table:style-name="ce18" office:value-type="float" office:value="53.66" calcext:value-type="float">
            <text:p>53.66</text:p>
          </table:table-cell>
          <table:table-cell table:number-columns-repeated="2" table:style-name="ce18" office:value-type="float" office:value="73.01" calcext:value-type="float">
            <text:p>73.01</text:p>
          </table:table-cell>
          <table:table-cell table:style-name="ce18" office:value-type="float" office:value="43.1" calcext:value-type="float">
            <text:p>43.1</text:p>
          </table:table-cell>
          <table:table-cell table:style-name="ce18" office:value-type="float" office:value="73.01" calcext:value-type="float">
            <text:p>73.01</text:p>
          </table:table-cell>
          <table:table-cell table:style-name="ce21" table:formula="of:=SUM([.E8:.M8])/9" office:value-type="float" office:value="58.5444444444445" calcext:value-type="float">
            <text:p>58.54</text:p>
          </table:table-cell>
          <table:table-cell table:number-columns-repeated="15"/>
        </table:table-row>
        <table:table-row table:style-name="ro1">
          <table:covered-table-cell table:style-name="ce6"/>
          <table:table-cell table:style-name="ce18" office:value-type="string" calcext:value-type="string">
            <text:p>Delay (ps)</text:p>
          </table:table-cell>
          <table:table-cell table:style-name="ce18" table:number-columns-repeated="2"/>
          <table:table-cell table:style-name="ce18" office:value-type="float" office:value="7.52" calcext:value-type="float">
            <text:p>7.52</text:p>
          </table:table-cell>
          <table:table-cell table:style-name="ce18" office:value-type="float" office:value="9.17" calcext:value-type="float">
            <text:p>9.17</text:p>
          </table:table-cell>
          <table:table-cell table:style-name="ce18" office:value-type="float" office:value="6.39" calcext:value-type="float">
            <text:p>6.39</text:p>
          </table:table-cell>
          <table:table-cell table:style-name="ce18" office:value-type="float" office:value="6.8" calcext:value-type="float">
            <text:p>6.8</text:p>
          </table:table-cell>
          <table:table-cell table:style-name="ce18" office:value-type="float" office:value="4.46" calcext:value-type="float">
            <text:p>4.46</text:p>
          </table:table-cell>
          <table:table-cell table:style-name="ce18" office:value-type="float" office:value="7.05" calcext:value-type="float">
            <text:p>7.05</text:p>
          </table:table-cell>
          <table:table-cell table:style-name="ce18" office:value-type="float" office:value="6.75" calcext:value-type="float">
            <text:p>6.75</text:p>
          </table:table-cell>
          <table:table-cell table:style-name="ce18" office:value-type="float" office:value="4.91" calcext:value-type="float">
            <text:p>4.91</text:p>
          </table:table-cell>
          <table:table-cell table:style-name="ce18" office:value-type="float" office:value="7.74" calcext:value-type="float">
            <text:p>7.74</text:p>
          </table:table-cell>
          <table:table-cell table:style-name="ce21" table:formula="of:=SUM([.E9:.M9])/9" office:value-type="float" office:value="6.75444444444445" calcext:value-type="float">
            <text:p>6.75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Energy (fJ)</text:p>
          </table:table-cell>
          <table:table-cell table:style-name="ce18" table:number-columns-repeated="2"/>
          <table:table-cell table:style-name="ce18" office:value-type="float" office:value="6.29" calcext:value-type="float">
            <text:p>6.29</text:p>
          </table:table-cell>
          <table:table-cell table:style-name="ce18" office:value-type="float" office:value="7.02" calcext:value-type="float">
            <text:p>7.02</text:p>
          </table:table-cell>
          <table:table-cell table:style-name="ce18" office:value-type="float" office:value="7.46" calcext:value-type="float">
            <text:p>7.46</text:p>
          </table:table-cell>
          <table:table-cell table:style-name="ce18" office:value-type="float" office:value="6.67" calcext:value-type="float">
            <text:p>6.67</text:p>
          </table:table-cell>
          <table:table-cell table:style-name="ce18" office:value-type="float" office:value="6.4" calcext:value-type="float">
            <text:p>6.4</text:p>
          </table:table-cell>
          <table:table-cell table:style-name="ce18" office:value-type="float" office:value="6.94" calcext:value-type="float">
            <text:p>6.94</text:p>
          </table:table-cell>
          <table:table-cell table:style-name="ce18" office:value-type="float" office:value="6.89" calcext:value-type="float">
            <text:p>6.89</text:p>
          </table:table-cell>
          <table:table-cell table:style-name="ce18" office:value-type="float" office:value="4.97" calcext:value-type="float">
            <text:p>4.97</text:p>
          </table:table-cell>
          <table:table-cell table:style-name="ce18" office:value-type="float" office:value="6.27" calcext:value-type="float">
            <text:p>6.27</text:p>
          </table:table-cell>
          <table:table-cell table:style-name="ce21" table:formula="of:=SUM([.E10:.M10])/9" office:value-type="float" office:value="6.54555555555556" calcext:value-type="float">
            <text:p>6.55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<text:span text:style-name="T2">Power (μ</text:span>W)</text:p>
          </table:table-cell>
          <table:table-cell table:style-name="ce18" table:number-columns-repeated="2"/>
          <table:table-cell table:style-name="ce18" office:value-type="float" office:value="0.35" calcext:value-type="float">
            <text:p>0.35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0.41" calcext:value-type="float">
            <text:p>0.41</text:p>
          </table:table-cell>
          <table:table-cell table:style-name="ce18" office:value-type="float" office:value="0.37" calcext:value-type="float">
            <text:p>0.37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0.38" calcext:value-type="float">
            <text:p>0.38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.35" calcext:value-type="float">
            <text:p>0.35</text:p>
          </table:table-cell>
          <table:table-cell table:style-name="ce21" table:formula="of:=SUM([.E11:.M11])/9" office:value-type="float" office:value="0.364444444444444" calcext:value-type="float">
            <text:p>0.36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PDP (aJ)</text:p>
          </table:table-cell>
          <table:table-cell table:style-name="ce18" table:number-columns-repeated="2"/>
          <table:table-cell table:style-name="ce18" office:value-type="float" office:value="2.63" calcext:value-type="float">
            <text:p>2.63</text:p>
          </table:table-cell>
          <table:table-cell table:style-name="ce18" office:value-type="float" office:value="3.58" calcext:value-type="float">
            <text:p>3.58</text:p>
          </table:table-cell>
          <table:table-cell table:style-name="ce18" office:value-type="float" office:value="2.65" calcext:value-type="float">
            <text:p>2.65</text:p>
          </table:table-cell>
          <table:table-cell table:style-name="ce18" office:value-type="float" office:value="2.52" calcext:value-type="float">
            <text:p>2.52</text:p>
          </table:table-cell>
          <table:table-cell table:style-name="ce18" office:value-type="float" office:value="1.58" calcext:value-type="float">
            <text:p>1.58</text:p>
          </table:table-cell>
          <table:table-cell table:style-name="ce18" office:value-type="float" office:value="2.72" calcext:value-type="float">
            <text:p>2.72</text:p>
          </table:table-cell>
          <table:table-cell table:style-name="ce18" office:value-type="float" office:value="2.59" calcext:value-type="float">
            <text:p>2.59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2.7" calcext:value-type="float">
            <text:p>2.7</text:p>
          </table:table-cell>
          <table:table-cell table:style-name="ce21" table:formula="of:=SUM([.E12:.M12])/9" office:value-type="float" office:value="2.48" calcext:value-type="float">
            <text:p>2.48</text:p>
          </table:table-cell>
          <table:table-cell table:number-columns-repeated="15"/>
        </table:table-row>
        <table:table-row table:style-name="ro2" table:number-rows-repeated="25">
          <table:table-cell table:number-columns-repeated="29"/>
        </table:table-row>
        <table:table-row table:style-name="ro2">
          <table:table-cell table:number-columns-repeated="28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08:49:17.374465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6:10.548015794</meta:creation-date>
    <dc:date>2019-10-11T14:21:25.238719633</dc:date>
    <meta:editing-duration>PT11H16M24S</meta:editing-duration>
    <meta:editing-cycles>32</meta:editing-cycles>
    <meta:generator>LibreOffice/6.0.7.3$Linux_X86_64 LibreOffice_project/00m0$Build-3</meta:generator>
    <meta:document-statistic meta:table-count="1" meta:cell-count="19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4:Sheet1.M4 Sheet1.A8:Sheet1.A8 Sheet1.I9:Sheet1.M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I4:Sheet1.M4" chart:label-cell-address="Sheet1.A3:Sheet1.A3" chart:class="chart:bar">
            <chart:data-point chart:repeated="5"/>
          </chart:series>
          <chart:series chart:style-name="ch10" chart:values-cell-range-address="Sheet1.I9:Sheet1.M9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17.58">
                <text:p>17.58</text:p>
                <draw:g>
                  <svg:desc>Sheet1.I4:Sheet1.M4</svg:desc>
                </draw:g>
              </table:table-cell>
              <table:table-cell office:value-type="float" office:value="20.16">
                <text:p>20.16</text:p>
              </table:table-cell>
              <table:table-cell office:value-type="float" office:value="20.18">
                <text:p>20.18</text:p>
              </table:table-cell>
              <table:table-cell office:value-type="float" office:value="21.26">
                <text:p>21.26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4.46">
                <text:p>4.46</text:p>
                <draw:g>
                  <svg:desc>Sheet1.I9:Sheet1.M9</svg:desc>
                </draw:g>
              </table:table-cell>
              <table:table-cell office:value-type="float" office:value="7.05">
                <text:p>7.05</text:p>
              </table:table-cell>
              <table:table-cell office:value-type="float" office:value="6.75">
                <text:p>6.75</text:p>
              </table:table-cell>
              <table:table-cell office:value-type="float" office:value="4.91">
                <text:p>4.91</text:p>
              </table:table-cell>
              <table:table-cell office:value-type="float" office:value="7.74">
                <text:p>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5:Sheet1.H5 Sheet1.A8:Sheet1.A8 Sheet1.E10:Sheet1.H10" chart:data-source-has-labels="both" svg:x="1.331cm" svg:y="1.275cm" svg:width="14.355cm" svg:height="6.779cm">
          <chartooo:coordinate-region svg:x="2.058cm" svg:y="1.474cm" svg:width="13.628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5:Sheet1.H5" chart:label-cell-address="Sheet1.A3:Sheet1.A3" chart:class="chart:bar">
            <chart:data-point chart:repeated="4"/>
          </chart:series>
          <chart:series chart:style-name="ch10" chart:values-cell-range-address="Sheet1.E10:Sheet1.H10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76">
                <text:p>6.76</text:p>
                <draw:g>
                  <svg:desc>Sheet1.E5:Sheet1.H5</svg:desc>
                </draw:g>
              </table:table-cell>
              <table:table-cell office:value-type="float" office:value="7.06">
                <text:p>7.06</text:p>
              </table:table-cell>
              <table:table-cell office:value-type="float" office:value="6.82">
                <text:p>6.8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6.29">
                <text:p>6.29</text:p>
                <draw:g>
                  <svg:desc>Sheet1.E10:Sheet1.H10</svg:desc>
                </draw:g>
              </table:table-cell>
              <table:table-cell office:value-type="float" office:value="7.02">
                <text:p>7.02</text:p>
              </table:table-cell>
              <table:table-cell office:value-type="float" office:value="7.46">
                <text:p>7.46</text:p>
              </table:table-cell>
              <table:table-cell office:value-type="float" office:value="6.67">
                <text:p>6.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6:Sheet1.H6 Sheet1.A8:Sheet1.A8 Sheet1.E11:Sheet1.H11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E6:Sheet1.H6" chart:label-cell-address="Sheet1.A3:Sheet1.A3" chart:class="chart:bar">
            <chart:data-point chart:repeated="4"/>
          </chart:series>
          <chart:series chart:style-name="ch10" chart:values-cell-range-address="Sheet1.E11:Sheet1.H11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0.38">
                <text:p>0.38</text:p>
                <draw:g>
                  <svg:desc>Sheet1.E6:Sheet1.H6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0.35">
                <text:p>0.35</text:p>
                <draw:g>
                  <svg:desc>Sheet1.E11:Sheet1.H11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7:Sheet1.H7 Sheet1.A8:Sheet1.A8 Sheet1.E12:Sheet1.H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7:Sheet1.H7" chart:label-cell-address="Sheet1.A3:Sheet1.A3" chart:class="chart:bar">
            <chart:data-point chart:repeated="4"/>
          </chart:series>
          <chart:series chart:style-name="ch10" chart:values-cell-range-address="Sheet1.E12:Sheet1.H12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H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H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3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legend svg:x="7.638cm" svg:y="0.51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4" chartooo:axis-type="auto">
            <chartooo:date-scale/>
            <chart:title svg:x="7.456cm" svg:y="8.019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4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673cm" svg:height="0.399cm" svg:x="2.814cm" svg:y="5.198cm">
          <draw:image xlink:href="Pictures/2000000E000002A10000018F5FBD8A14BD3D60E4.svm" xlink:type="simple" xlink:show="embed" xlink:actuate="onLoad">
            <text:p/>
          </draw:image>
          <draw:image xlink:href="Pictures/10000200000000190000000F208925DE33FBA0C8.png" xlink:type="simple" xlink:show="embed" xlink:actuate="onLoad"/>
        </draw:frame>
        <draw:frame draw:style-name="gr1" draw:text-style-name="P1" svg:width="0.673cm" svg:height="0.399cm" svg:x="4.34cm" svg:y="4.659cm">
          <draw:image xlink:href="Pictures/2000000E000002A10000018F7416F0CE17EC1766.svm" xlink:type="simple" xlink:show="embed" xlink:actuate="onLoad">
            <text:p/>
          </draw:image>
          <draw:image xlink:href="Pictures/10000200000000190000000F05FF53CD8B9C0C73.png" xlink:type="simple" xlink:show="embed" xlink:actuate="onLoad"/>
        </draw:frame>
        <draw:frame draw:style-name="gr1" draw:text-style-name="P1" svg:width="0.674cm" svg:height="0.399cm" svg:x="5.865cm" svg:y="5.187cm">
          <draw:image xlink:href="Pictures/2000000E000002A20000018F142E9C1AA49206AA.svm" xlink:type="simple" xlink:show="embed" xlink:actuate="onLoad">
            <text:p/>
          </draw:image>
          <draw:image xlink:href="Pictures/10000200000000190000000F2A34F7EA0CCC6C5A.png" xlink:type="simple" xlink:show="embed" xlink:actuate="onLoad"/>
        </draw:frame>
        <draw:frame draw:style-name="gr1" draw:text-style-name="P1" svg:width="0.671cm" svg:height="0.399cm" svg:x="7.39cm" svg:y="5.261cm">
          <draw:image xlink:href="Pictures/2000000E0000029F0000018F0D2D8D45C4DE56C5.svm" xlink:type="simple" xlink:show="embed" xlink:actuate="onLoad">
            <text:p/>
          </draw:image>
          <draw:image xlink:href="Pictures/10000200000000190000000F5DA32845B7C79418.png" xlink:type="simple" xlink:show="embed" xlink:actuate="onLoad"/>
        </draw:frame>
        <draw:frame draw:style-name="gr1" draw:text-style-name="P1" svg:width="0.673cm" svg:height="0.399cm" svg:x="8.916cm" svg:y="5.794cm">
          <draw:image xlink:href="Pictures/2000000E000002A10000018F145359AEBCFC52EF.svm" xlink:type="simple" xlink:show="embed" xlink:actuate="onLoad">
            <text:p/>
          </draw:image>
          <draw:image xlink:href="Pictures/10000200000000190000000FEBE3F944142A1AB1.png" xlink:type="simple" xlink:show="embed" xlink:actuate="onLoad"/>
        </draw:frame>
        <draw:frame draw:style-name="gr1" draw:text-style-name="P1" svg:width="0.671cm" svg:height="0.399cm" svg:x="10.441cm" svg:y="5.147cm">
          <draw:image xlink:href="Pictures/2000000E0000029F0000018F24A52D9D7F6EE95A.svm" xlink:type="simple" xlink:show="embed" xlink:actuate="onLoad">
            <text:p/>
          </draw:image>
          <draw:image xlink:href="Pictures/10000200000000190000000F2B3900494279A077.png" xlink:type="simple" xlink:show="embed" xlink:actuate="onLoad"/>
        </draw:frame>
        <draw:frame draw:style-name="gr1" draw:text-style-name="P1" svg:width="0.672cm" svg:height="0.399cm" svg:x="11.966cm" svg:y="5.221cm">
          <draw:image xlink:href="Pictures/2000000E000002A00000018F2BE8D39BDDEFE3D3.svm" xlink:type="simple" xlink:show="embed" xlink:actuate="onLoad">
            <text:p/>
          </draw:image>
          <draw:image xlink:href="Pictures/10000200000000190000000F2B249361F0637555.png" xlink:type="simple" xlink:show="embed" xlink:actuate="onLoad"/>
        </draw:frame>
        <draw:frame draw:style-name="gr1" draw:text-style-name="P1" svg:width="0.674cm" svg:height="0.399cm" svg:x="13.491cm" svg:y="5.925cm">
          <draw:image xlink:href="Pictures/2000000E000002A20000018F039CF01770B34116.svm" xlink:type="simple" xlink:show="embed" xlink:actuate="onLoad">
            <text:p/>
          </draw:image>
          <draw:image xlink:href="Pictures/10000200000000190000000F1E117A9DF9D5A30B.png" xlink:type="simple" xlink:show="embed" xlink:actuate="onLoad"/>
        </draw:frame>
        <draw:frame draw:style-name="gr1" draw:text-style-name="P1" svg:width="0.675cm" svg:height="0.399cm" svg:x="15.017cm" svg:y="5.159cm">
          <draw:image xlink:href="Pictures/2000000E000002A30000018FFB1CC256407945B9.svm" xlink:type="simple" xlink:show="embed" xlink:actuate="onLoad">
            <text:p/>
          </draw:image>
          <draw:image xlink:href="Pictures/100002000000001A0000000FC82D2042421C0C50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top" style:rotation-angle="35"/>
      <style:graphic-properties draw:fill-color="#61cf92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35"/>
      <style:graphic-properties draw:fill-color="#b84cb5" dr3d:edge-rounding="5%"/>
      <style:text-properties fo:font-size="10pt" style:font-size-asian="10pt" style:font-size-complex="10pt"/>
    </style:style>
    <style:style style:name="ch10" style:family="chart">
      <style:chart-properties chart:solid-type="cuboid" chart:data-label-number="none" chart:data-label-text="false" chart:data-label-symbol="false"/>
    </style:style>
    <style:style style:name="ch11" style:family="chart" style:data-style-name="N2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legend svg:x="7.204cm" svg:y="0.628cm" style:legend-expansion="custom" chartooo:width="1.986cm" chartooo:height="1.218cm" style:legend-expansion-aspect-ratio="1.63054187192118" chart:style-name="ch2"/>
        <chart:plot-area chart:style-name="ch3" table:cell-range-address="Sheet1.E2:Sheet1.M2 Sheet1.A3:Sheet1.A3 Sheet1.E7:Sheet1.M7 Sheet1.A8:Sheet1.A8 Sheet1.E12:Sheet1.M12" chart:data-source-has-labels="both" svg:x="0.32cm" svg:y="0.18cm" svg:width="15.36cm" svg:height="8.64cm">
          <chartooo:coordinate-region svg:x="0.941cm" svg:y="0.379cm" svg:width="14.739cm" svg:height="7.794cm"/>
          <chart:axis chart:dimension="x" chart:name="primary-x" chart:style-name="ch4" chartooo:axis-type="auto">
            <chartooo:date-scale/>
            <chart:categories table:cell-range-address="Sheet1.E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M7" chart:label-cell-address="Sheet1.A3:Sheet1.A3" chart:class="chart:bar">
            <chart:data-point chart:repeated="4"/>
            <chart:data-point chart:style-name="ch8"/>
            <chart:data-point chart:repeated="4"/>
          </chart:series>
          <chart:series chart:style-name="ch9" chart:values-cell-range-address="Sheet1.E12:Sheet1.M12" chart:label-cell-address="Sheet1.A8:Sheet1.A8" chart:class="chart:bar">
            <chart:data-point chart:style-name="ch10" chart:repeated="8"/>
            <chart:data-point chart:style-name="ch11"/>
          </chart:series>
          <chart:wall chart:style-name="ch12"/>
          <chart:floor chart:style-name="ch13"/>
        </chart:plot-area>
        <draw:frame draw:style-name="gr1" draw:text-style-name="P1" svg:width="0.773cm" svg:height="0.709cm" svg:x="1.775cm" svg:y="5.65cm">
          <draw:image xlink:href="Pictures/2000000E00000305000002C50158708C68AA934F.svm" xlink:type="simple" xlink:show="embed" xlink:actuate="onLoad">
            <text:p/>
          </draw:image>
          <draw:image xlink:href="Pictures/100002000000001D0000001BCA484E3CA382BED7.png" xlink:type="simple" xlink:show="embed" xlink:actuate="onLoad"/>
        </draw:frame>
        <draw:frame draw:style-name="gr1" draw:text-style-name="P1" svg:width="0.773cm" svg:height="0.709cm" svg:x="3.397cm" svg:y="5.037cm">
          <draw:image xlink:href="Pictures/2000000E00000305000002C52AF30A56C27BE4CD.svm" xlink:type="simple" xlink:show="embed" xlink:actuate="onLoad">
            <text:p/>
          </draw:image>
          <draw:image xlink:href="Pictures/100002000000001D0000001B723DB98D0F65D374.png" xlink:type="simple" xlink:show="embed" xlink:actuate="onLoad"/>
        </draw:frame>
        <draw:frame draw:style-name="gr1" draw:text-style-name="P1" svg:width="0.773cm" svg:height="0.709cm" svg:x="5.035cm" svg:y="5.641cm">
          <draw:image xlink:href="Pictures/2000000E00000305000002C54ACB66827105F501.svm" xlink:type="simple" xlink:show="embed" xlink:actuate="onLoad">
            <text:p/>
          </draw:image>
          <draw:image xlink:href="Pictures/100002000000001D0000001BC4228CFDB6A5D74E.png" xlink:type="simple" xlink:show="embed" xlink:actuate="onLoad"/>
        </draw:frame>
        <draw:frame draw:style-name="gr1" draw:text-style-name="P1" svg:width="0.773cm" svg:height="0.709cm" svg:x="6.672cm" svg:y="5.726cm">
          <draw:image xlink:href="Pictures/2000000E00000305000002C553C877DD1149A56E.svm" xlink:type="simple" xlink:show="embed" xlink:actuate="onLoad">
            <text:p/>
          </draw:image>
          <draw:image xlink:href="Pictures/100002000000001D0000001B61552999F4FEF64F.png" xlink:type="simple" xlink:show="embed" xlink:actuate="onLoad"/>
        </draw:frame>
        <draw:frame draw:style-name="gr1" draw:text-style-name="P1" svg:width="0.773cm" svg:height="0.709cm" svg:x="8.31cm" svg:y="6.336cm">
          <draw:image xlink:href="Pictures/2000000E00000305000002C54AB6A336696BA144.svm" xlink:type="simple" xlink:show="embed" xlink:actuate="onLoad">
            <text:p/>
          </draw:image>
          <draw:image xlink:href="Pictures/100002000000001D0000001B6A0392DEED9DA825.png" xlink:type="simple" xlink:show="embed" xlink:actuate="onLoad"/>
        </draw:frame>
        <draw:frame draw:style-name="gr1" draw:text-style-name="P1" svg:width="0.773cm" svg:height="0.709cm" svg:x="9.948cm" svg:y="5.596cm">
          <draw:image xlink:href="Pictures/2000000E00000305000002C57A40D705AAF91AF1.svm" xlink:type="simple" xlink:show="embed" xlink:actuate="onLoad">
            <text:p/>
          </draw:image>
          <draw:image xlink:href="Pictures/100002000000001D0000001BBA6AEFD5E894A739.png" xlink:type="simple" xlink:show="embed" xlink:actuate="onLoad"/>
        </draw:frame>
        <draw:frame draw:style-name="gr1" draw:text-style-name="P1" svg:width="0.773cm" svg:height="0.709cm" svg:x="11.585cm" svg:y="5.68cm">
          <draw:image xlink:href="Pictures/2000000E00000305000002C5750D290308781078.svm" xlink:type="simple" xlink:show="embed" xlink:actuate="onLoad">
            <text:p/>
          </draw:image>
          <draw:image xlink:href="Pictures/100002000000001D0000001B3083EC28D5058EB3.png" xlink:type="simple" xlink:show="embed" xlink:actuate="onLoad"/>
        </draw:frame>
        <draw:frame draw:style-name="gr1" draw:text-style-name="P1" svg:width="0.773cm" svg:height="0.709cm" svg:x="13.223cm" svg:y="6.486cm">
          <draw:image xlink:href="Pictures/2000000E00000305000002C55D790A8FA524B2BD.svm" xlink:type="simple" xlink:show="embed" xlink:actuate="onLoad">
            <text:p/>
          </draw:image>
          <draw:image xlink:href="Pictures/100002000000001D0000001BAF4DF8EDABCA9B05.png" xlink:type="simple" xlink:show="embed" xlink:actuate="onLoad"/>
        </draw:frame>
        <draw:frame draw:style-name="gr1" draw:text-style-name="P1" svg:width="0.773cm" svg:height="0.709cm" svg:x="14.861cm" svg:y="5.609cm">
          <draw:image xlink:href="Pictures/2000000E00000305000002C5A5F938CE95EEB612.svm" xlink:type="simple" xlink:show="embed" xlink:actuate="onLoad">
            <text:p/>
          </draw:image>
          <draw:image xlink:href="Pictures/100002000000001D0000001BE9DA975E80355489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" chart:interval-major="12" chart:interval-minor-divisor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svg:stroke-width="0.025cm" draw:fill="bitmap" draw:fill-color="#ff420e" draw:fill-image-name="ChartBitmap_20_9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svg:stroke-width="0.025cm" draw:fill="bitmap" draw:fill-color="#004586" draw:fill-image-name="ChartBitmap_20_8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1cm" svg:height="8.989cm" xlink:href=".." xlink:type="simple" chart:class="chart:bar" chart:row-mapping="1 0" chart:style-name="ch1">
        <chart:legend svg:x="5.783cm" svg:y="0.547cm" style:legend-expansion="custom" chartooo:width="1.967cm" chartooo:height="1.374cm" style:legend-expansion-aspect-ratio="1.4315866084425" chart:style-name="ch2"/>
        <chart:plot-area chart:style-name="ch3" table:cell-range-address="Sheet1.E2:Sheet1.M3 Sheet1.A8:Sheet1.A8 Sheet1.E8:Sheet1.M8 Sheet1.A3:Sheet1.A3" chart:data-source-has-labels="both" svg:x="0.32cm" svg:y="0.179cm" svg:width="15.37cm" svg:height="8.631cm">
          <chartooo:coordinate-region svg:x="0.941cm" svg:y="0.179cm" svg:width="14.749cm" svg:height="7.984cm"/>
          <chart:axis chart:dimension="x" chart:name="primary-x" chart:style-name="ch4" chartooo:axis-type="auto">
            <chartooo:date-scale/>
            <chart:categories table:cell-range-address="Sheet1.E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M8" chart:label-cell-address="Sheet1.A8:Sheet1.A8" chart:class="chart:bar">
            <chart:data-point chart:repeated="9"/>
          </chart:series>
          <chart:series chart:style-name="ch8" chart:values-cell-range-address="Sheet1.E3:Sheet1.M3" chart:label-cell-address="Sheet1.A3:Sheet1.A3" chart:class="chart:bar">
            <chart:data-point chart:style-name="ch9" chart:repeated="9"/>
          </chart:series>
          <chart:wall chart:style-name="ch10"/>
          <chart:floor chart:style-name="ch11"/>
        </chart:plot-area>
        <draw:frame draw:style-name="gr1" draw:text-style-name="P1" svg:width="0.868cm" svg:height="0.399cm" svg:x="1.86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7cm" svg:height="0.399cm" svg:x="3.499cm" svg:y="5.009cm">
          <draw:image xlink:href="Pictures/2000000F000003630000018F07F9F1C53CAED8EA.svm" xlink:type="simple" xlink:show="embed" xlink:actuate="onLoad">
            <text:p/>
          </draw:image>
          <draw:image xlink:href="Pictures/10000200000000210000000F8275F9FCAD41E8A6.png" xlink:type="simple" xlink:show="embed" xlink:actuate="onLoad"/>
        </draw:frame>
        <draw:frame draw:style-name="gr1" draw:text-style-name="P1" svg:width="0.868cm" svg:height="0.399cm" svg:x="5.137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8cm" svg:height="0.399cm" svg:x="6.776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8cm" svg:height="0.399cm" svg:x="8.415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7cm" svg:height="0.399cm" svg:x="10.054cm" svg:y="5.009cm">
          <draw:image xlink:href="Pictures/2000000F000003630000018F07F9F1C53CAED8EA.svm" xlink:type="simple" xlink:show="embed" xlink:actuate="onLoad">
            <text:p/>
          </draw:image>
          <draw:image xlink:href="Pictures/10000200000000210000000F8275F9FCAD41E8A6.png" xlink:type="simple" xlink:show="embed" xlink:actuate="onLoad"/>
        </draw:frame>
        <draw:frame draw:style-name="gr1" draw:text-style-name="P1" svg:width="0.867cm" svg:height="0.399cm" svg:x="11.693cm" svg:y="5.009cm">
          <draw:image xlink:href="Pictures/2000000F000003630000018F07F9F1C53CAED8EA.svm" xlink:type="simple" xlink:show="embed" xlink:actuate="onLoad">
            <text:p/>
          </draw:image>
          <draw:image xlink:href="Pictures/10000200000000210000000F8275F9FCAD41E8A6.png" xlink:type="simple" xlink:show="embed" xlink:actuate="onLoad"/>
        </draw:frame>
        <draw:frame draw:style-name="gr1" draw:text-style-name="P1" svg:width="0.868cm" svg:height="0.399cm" svg:x="13.331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7cm" svg:height="0.399cm" svg:x="14.97cm" svg:y="5.009cm">
          <draw:image xlink:href="Pictures/2000000F000003630000018F07F9F1C53CAED8EA.svm" xlink:type="simple" xlink:show="embed" xlink:actuate="onLoad">
            <text:p/>
          </draw:image>
          <draw:image xlink:href="Pictures/10000200000000210000000F8275F9FCAD41E8A6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43.1">
                <text:p>43.1</text:p>
                <draw:g>
                  <svg:desc>Sheet1.E8:Sheet1.M8</svg:desc>
                </draw:g>
              </table:table-cell>
              <table:table-cell office:value-type="float" office:value="73.01">
                <text:p>73.01</text:p>
              </table:table-cell>
              <table:table-cell office:value-type="float" office:value="51.9">
                <text:p>51.9</text:p>
              </table:table-cell>
              <table:table-cell office:value-type="float" office:value="43.1">
                <text:p>43.1</text:p>
              </table:table-cell>
              <table:table-cell office:value-type="float" office:value="53.66">
                <text:p>53.66</text:p>
              </table:table-cell>
              <table:table-cell office:value-type="float" office:value="73.01">
                <text:p>73.01</text:p>
              </table:table-cell>
              <table:table-cell office:value-type="float" office:value="73.01">
                <text:p>73.01</text:p>
              </table:table-cell>
              <table:table-cell office:value-type="float" office:value="43.1">
                <text:p>43.1</text:p>
              </table:table-cell>
              <table:table-cell office:value-type="float" office:value="73.01">
                <text:p>73.01</text:p>
              </table:table-cell>
            </table:table-row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13.19">
                <text:p>13.19</text:p>
                <draw:g>
                  <svg:desc>Sheet1.E3:Sheet1.M3</svg:desc>
                </draw:g>
              </table:table-cell>
              <table:table-cell office:value-type="float" office:value="27.27">
                <text:p>27.27</text:p>
              </table:table-cell>
              <table:table-cell office:value-type="float" office:value="13.19">
                <text:p>13.19</text:p>
              </table:table-cell>
              <table:table-cell office:value-type="float" office:value="13.19">
                <text:p>13.19</text:p>
              </table:table-cell>
              <table:table-cell office:value-type="float" office:value="13.19">
                <text:p>13.19</text:p>
              </table:table-cell>
              <table:table-cell office:value-type="float" office:value="27.27">
                <text:p>27.27</text:p>
              </table:table-cell>
              <table:table-cell office:value-type="float" office:value="27.27">
                <text:p>27.27</text:p>
              </table:table-cell>
              <table:table-cell office:value-type="float" office:value="13.19">
                <text:p>13.19</text:p>
              </table:table-cell>
              <table:table-cell office:value-type="float" office:value="27.27">
                <text:p>27.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6B67A0439FA979D8.png" xlink:type="simple" xlink:show="embed" xlink:actuate="onLoad"/>
    <draw:fill-image draw:name="ChartBitmap_20_2" draw:display-name="ChartBitmap 2" xlink:href="Pictures/100000000000000800000008075C6EDC1D1F112B.png" xlink:type="simple" xlink:show="embed" xlink:actuate="onLoad"/>
    <draw:fill-image draw:name="ChartBitmap_20_3" draw:display-name="ChartBitmap 3" xlink:href="Pictures/100000000000000800000008E1070C670977CC84.png" xlink:type="simple" xlink:show="embed" xlink:actuate="onLoad"/>
    <draw:fill-image draw:name="ChartBitmap_20_4" draw:display-name="ChartBitmap 4" xlink:href="Pictures/1000000000000008000000085FFEE6216D4E1E0E.png" xlink:type="simple" xlink:show="embed" xlink:actuate="onLoad"/>
    <draw:fill-image draw:name="ChartBitmap_20_5" draw:display-name="ChartBitmap 5" xlink:href="Pictures/100000000000000800000008B84B03492E81EDC3.png" xlink:type="simple" xlink:show="embed" xlink:actuate="onLoad"/>
    <draw:fill-image draw:name="ChartBitmap_20_6" draw:display-name="ChartBitmap 6" xlink:href="Pictures/1000000000000008000000082BA72C9C4C4537EE.png" xlink:type="simple" xlink:show="embed" xlink:actuate="onLoad"/>
    <draw:fill-image draw:name="ChartBitmap_20_7" draw:display-name="ChartBitmap 7" xlink:href="Pictures/1000000000000008000000084DECAA579DFA5999.png" xlink:type="simple" xlink:show="embed" xlink:actuate="onLoad"/>
    <draw:fill-image draw:name="ChartBitmap_20_8" draw:display-name="ChartBitmap 8" xlink:href="Pictures/1000000000000008000000080CE37197990D10CD.png" xlink:type="simple" xlink:show="embed" xlink:actuate="onLoad"/>
    <draw:fill-image draw:name="ChartBitmap_20_9" draw:display-name="ChartBitmap 9" xlink:href="Pictures/100000000000000800000008A9DB606DAFE30B26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5:Sheet1.M5 Sheet1.A8:Sheet1.A8 Sheet1.I10:Sheet1.M10" chart:data-source-has-labels="both" svg:x="1.331cm" svg:y="1.275cm" svg:width="14.355cm" svg:height="6.779cm">
          <chartooo:coordinate-region svg:x="1.767cm" svg:y="1.474cm" svg:width="13.919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5:Sheet1.M5" chart:label-cell-address="Sheet1.A3:Sheet1.A3" chart:class="chart:bar">
            <chart:data-point chart:repeated="4"/>
            <chart:data-point chart:style-name="ch10"/>
          </chart:series>
          <chart:series chart:style-name="ch11" chart:values-cell-range-address="Sheet1.I10:Sheet1.M10" chart:label-cell-address="Sheet1.A8:Sheet1.A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7">
                <text:p>6.7</text:p>
                <draw:g>
                  <svg:desc>Sheet1.I5:Sheet1.M5</svg:desc>
                </draw:g>
              </table:table-cell>
              <table:table-cell office:value-type="float" office:value="7.69">
                <text:p>7.69</text:p>
              </table:table-cell>
              <table:table-cell office:value-type="float" office:value="7.69">
                <text:p>7.69</text:p>
              </table:table-cell>
              <table:table-cell office:value-type="float" office:value="6.08">
                <text:p>6.0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6.4">
                <text:p>6.4</text:p>
                <draw:g>
                  <svg:desc>Sheet1.I10:Sheet1.M10</svg:desc>
                </draw:g>
              </table:table-cell>
              <table:table-cell office:value-type="float" office:value="6.94">
                <text:p>6.94</text:p>
              </table:table-cell>
              <table:table-cell office:value-type="float" office:value="6.89">
                <text:p>6.89</text:p>
              </table:table-cell>
              <table:table-cell office:value-type="float" office:value="4.97">
                <text:p>4.97</text:p>
              </table:table-cell>
              <table:table-cell office:value-type="float" office:value="6.27">
                <text:p>6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6:Sheet1.M6 Sheet1.A8:Sheet1.A8 Sheet1.I11:Sheet1.M11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I6:Sheet1.M6" chart:label-cell-address="Sheet1.A3:Sheet1.A3" chart:class="chart:bar">
            <chart:data-point chart:repeated="5"/>
          </chart:series>
          <chart:series chart:style-name="ch10" chart:values-cell-range-address="Sheet1.I11:Sheet1.M11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0.37">
                <text:p>0.37</text:p>
                <draw:g>
                  <svg:desc>Sheet1.I6:Sheet1.M6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0.36">
                <text:p>0.36</text:p>
                <draw:g>
                  <svg:desc>Sheet1.I11:Sheet1.M11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I7:Sheet1.M7 Sheet1.A8:Sheet1.A8 Sheet1.I12:Sheet1.M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7:Sheet1.M7" chart:label-cell-address="Sheet1.A3:Sheet1.A3" chart:class="chart:bar">
            <chart:data-point chart:repeated="5"/>
          </chart:series>
          <chart:series chart:style-name="ch10" chart:values-cell-range-address="Sheet1.I12:Sheet1.M12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55">
                <text:p>6.55</text:p>
                <draw:g>
                  <svg:desc>Sheet1.I7:Sheet1.M7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1.58">
                <text:p>1.58</text:p>
                <draw:g>
                  <svg:desc>Sheet1.I12:Sheet1.M12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4:Sheet1.H4 Sheet1.A8:Sheet1.A8 Sheet1.E9:Sheet1.H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E4:Sheet1.H4" chart:label-cell-address="Sheet1.A3:Sheet1.A3" chart:class="chart:bar">
            <chart:data-point chart:repeated="4"/>
          </chart:series>
          <chart:series chart:style-name="ch10" chart:values-cell-range-address="Sheet1.E9:Sheet1.H9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24.47">
                <text:p>24.47</text:p>
                <draw:g>
                  <svg:desc>Sheet1.E4:Sheet1.H4</svg:desc>
                </draw:g>
              </table:table-cell>
              <table:table-cell office:value-type="float" office:value="23.13">
                <text:p>23.13</text:p>
              </table:table-cell>
              <table:table-cell office:value-type="float" office:value="22.68">
                <text:p>22.6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7.52">
                <text:p>7.52</text:p>
                <draw:g>
                  <svg:desc>Sheet1.E9:Sheet1.H9</svg:desc>
                </draw:g>
              </table:table-cell>
              <table:table-cell office:value-type="float" office:value="9.17">
                <text:p>9.17</text:p>
              </table:table-cell>
              <table:table-cell office:value-type="float" office:value="6.39">
                <text:p>6.39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45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Sheet1.E2:Sheet1.M2 Sheet1.A3:Sheet1.A3 Sheet1.E7:Sheet1.M7 Sheet1.A8:Sheet1.A8 Sheet1.E12:Sheet1.M12" chart:data-source-has-labels="both" svg:x="1.331cm" svg:y="0.18cm" svg:width="12.456cm" svg:height="7.659cm">
          <chartooo:coordinate-region svg:x="1.952cm" svg:y="0.379cm" svg:width="11.835cm" svg:height="7.261cm"/>
          <chart:axis chart:dimension="x" chart:name="primary-x" chart:style-name="ch4" chartooo:axis-type="auto">
            <chartooo:date-scale/>
            <chart:title svg:x="6.51cm" svg:y="8.019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4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45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894cm" svg:height="8.998cm" xlink:href=".." xlink:type="simple" chart:class="chart:bar" chart:style-name="ch1">
        <chart:legend svg:x="7.862cm" svg:y="0.52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28cm" svg:y="0.179cm" svg:width="14.249cm" svg:height="7.659cm">
          <chartooo:coordinate-region svg:x="1.949cm" svg:y="0.179cm" svg:width="13.628cm" svg:height="7.012cm"/>
          <chart:axis chart:dimension="x" chart:name="primary-x" chart:style-name="ch4" chartooo:axis-type="auto">
            <chartooo:date-scale/>
            <chart:title svg:x="7.403cm" svg:y="8.017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3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746cm" svg:height="0.751cm" svg:x="2.707cm" svg:y="4.942cm">
          <draw:image xlink:href="Pictures/2000000E000002F0000002F0626DA39C1EE937A2.svm" xlink:type="simple" xlink:show="embed" xlink:actuate="onLoad">
            <text:p/>
          </draw:image>
          <draw:image xlink:href="Pictures/100002000000001C0000001CB347ED2B5E94FDD7.png" xlink:type="simple" xlink:show="embed" xlink:actuate="onLoad"/>
        </draw:frame>
        <draw:frame draw:style-name="gr1" draw:text-style-name="P1" svg:width="0.746cm" svg:height="0.751cm" svg:x="4.213cm" svg:y="4.399cm">
          <draw:image xlink:href="Pictures/2000000E000002F0000002F049C6D946B4384020.svm" xlink:type="simple" xlink:show="embed" xlink:actuate="onLoad">
            <text:p/>
          </draw:image>
          <draw:image xlink:href="Pictures/100002000000001C0000001C74CD2B808D2F1AFD.png" xlink:type="simple" xlink:show="embed" xlink:actuate="onLoad"/>
        </draw:frame>
        <draw:frame draw:style-name="gr1" draw:text-style-name="P1" svg:width="0.746cm" svg:height="0.751cm" svg:x="5.722cm" svg:y="4.961cm">
          <draw:image xlink:href="Pictures/2000000E000002F0000002F029FEB592074651EC.svm" xlink:type="simple" xlink:show="embed" xlink:actuate="onLoad">
            <text:p/>
          </draw:image>
          <draw:image xlink:href="Pictures/100002000000001C0000001C9A8589385D49140D.png" xlink:type="simple" xlink:show="embed" xlink:actuate="onLoad"/>
        </draw:frame>
        <draw:frame draw:style-name="gr1" draw:text-style-name="P1" svg:width="0.746cm" svg:height="0.751cm" svg:x="7.309cm" svg:y="4.955cm">
          <draw:image xlink:href="Pictures/2000000E000002F0000002F030FDA4CD670A0183.svm" xlink:type="simple" xlink:show="embed" xlink:actuate="onLoad">
            <text:p/>
          </draw:image>
          <draw:image xlink:href="Pictures/100002000000001C0000001C206B4B97C1DE3491.png" xlink:type="simple" xlink:show="embed" xlink:actuate="onLoad"/>
        </draw:frame>
        <draw:frame draw:style-name="gr1" draw:text-style-name="P1" svg:width="0.746cm" svg:height="0.751cm" svg:x="8.816cm" svg:y="5.423cm">
          <draw:image xlink:href="Pictures/2000000E000002F0000002F0298370261F2805A9.svm" xlink:type="simple" xlink:show="embed" xlink:actuate="onLoad">
            <text:p/>
          </draw:image>
          <draw:image xlink:href="Pictures/100002000000001C0000001CE629D47C8803671D.png" xlink:type="simple" xlink:show="embed" xlink:actuate="onLoad"/>
        </draw:frame>
        <draw:frame draw:style-name="gr1" draw:text-style-name="P1" svg:width="0.746cm" svg:height="0.751cm" svg:x="10.322cm" svg:y="4.834cm">
          <draw:image xlink:href="Pictures/2000000E000002F0000002F019750415DCBABE1C.svm" xlink:type="simple" xlink:show="embed" xlink:actuate="onLoad">
            <text:p/>
          </draw:image>
          <draw:image xlink:href="Pictures/100002000000001C0000001C934AD5CDB34FE468.png" xlink:type="simple" xlink:show="embed" xlink:actuate="onLoad"/>
        </draw:frame>
        <draw:frame draw:style-name="gr1" draw:text-style-name="P1" svg:width="0.746cm" svg:height="0.751cm" svg:x="11.828cm" svg:y="4.912cm">
          <draw:image xlink:href="Pictures/2000000E000002F0000002F01638FA137E3BB495.svm" xlink:type="simple" xlink:show="embed" xlink:actuate="onLoad">
            <text:p/>
          </draw:image>
          <draw:image xlink:href="Pictures/100002000000001C0000001C7D2BB185E5C1F2B9.png" xlink:type="simple" xlink:show="embed" xlink:actuate="onLoad"/>
        </draw:frame>
        <draw:frame draw:style-name="gr1" draw:text-style-name="P1" svg:width="0.746cm" svg:height="0.751cm" svg:x="13.335cm" svg:y="5.563cm">
          <draw:image xlink:href="Pictures/2000000E000002F0000002F03E4CD99FD3671650.svm" xlink:type="simple" xlink:show="embed" xlink:actuate="onLoad">
            <text:p/>
          </draw:image>
          <draw:image xlink:href="Pictures/100002000000001C0000001C26DF82F820D62784.png" xlink:type="simple" xlink:show="embed" xlink:actuate="onLoad"/>
        </draw:frame>
        <draw:frame draw:style-name="gr1" draw:text-style-name="P1" svg:width="0.746cm" svg:height="0.751cm" svg:x="14.841cm" svg:y="4.846cm">
          <draw:image xlink:href="Pictures/2000000E000002F0000002F0C6CCEBDEE3AD12FF.svm" xlink:type="simple" xlink:show="embed" xlink:actuate="onLoad">
            <text:p/>
          </draw:image>
          <draw:image xlink:href="Pictures/100002000000001C0000001CE0DCCFC6A11579B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45"/>
      <style:graphic-properties draw:fill-color="#a5f1c7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894cm" svg:height="8.998cm" xlink:href=".." xlink:type="simple" chart:class="chart:bar" chart:style-name="ch1">
        <chart:legend svg:x="7.862cm" svg:y="0.52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28cm" svg:y="0.179cm" svg:width="14.249cm" svg:height="7.659cm">
          <chartooo:coordinate-region svg:x="1.949cm" svg:y="0.179cm" svg:width="13.628cm" svg:height="7.012cm"/>
          <chart:axis chart:dimension="x" chart:name="primary-x" chart:style-name="ch4" chartooo:axis-type="auto">
            <chartooo:date-scale/>
            <chart:title svg:x="7.403cm" svg:y="8.017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3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746cm" svg:height="0.751cm" svg:x="2.707cm" svg:y="4.942cm">
          <draw:image xlink:href="Pictures/2000000E000002F0000002F0626DA39C1EE937A2.svm" xlink:type="simple" xlink:show="embed" xlink:actuate="onLoad">
            <text:p/>
          </draw:image>
          <draw:image xlink:href="Pictures/100002000000001C0000001CB347ED2B5E94FDD7.png" xlink:type="simple" xlink:show="embed" xlink:actuate="onLoad"/>
        </draw:frame>
        <draw:frame draw:style-name="gr1" draw:text-style-name="P1" svg:width="0.746cm" svg:height="0.751cm" svg:x="4.213cm" svg:y="4.399cm">
          <draw:image xlink:href="Pictures/2000000E000002F0000002F049C6D946B4384020.svm" xlink:type="simple" xlink:show="embed" xlink:actuate="onLoad">
            <text:p/>
          </draw:image>
          <draw:image xlink:href="Pictures/100002000000001C0000001C74CD2B808D2F1AFD.png" xlink:type="simple" xlink:show="embed" xlink:actuate="onLoad"/>
        </draw:frame>
        <draw:frame draw:style-name="gr1" draw:text-style-name="P1" svg:width="0.746cm" svg:height="0.751cm" svg:x="5.722cm" svg:y="4.961cm">
          <draw:image xlink:href="Pictures/2000000E000002F0000002F029FEB592074651EC.svm" xlink:type="simple" xlink:show="embed" xlink:actuate="onLoad">
            <text:p/>
          </draw:image>
          <draw:image xlink:href="Pictures/100002000000001C0000001C9A8589385D49140D.png" xlink:type="simple" xlink:show="embed" xlink:actuate="onLoad"/>
        </draw:frame>
        <draw:frame draw:style-name="gr1" draw:text-style-name="P1" svg:width="0.746cm" svg:height="0.751cm" svg:x="7.309cm" svg:y="4.955cm">
          <draw:image xlink:href="Pictures/2000000E000002F0000002F030FDA4CD670A0183.svm" xlink:type="simple" xlink:show="embed" xlink:actuate="onLoad">
            <text:p/>
          </draw:image>
          <draw:image xlink:href="Pictures/100002000000001C0000001C206B4B97C1DE3491.png" xlink:type="simple" xlink:show="embed" xlink:actuate="onLoad"/>
        </draw:frame>
        <draw:frame draw:style-name="gr1" draw:text-style-name="P1" svg:width="0.746cm" svg:height="0.751cm" svg:x="8.816cm" svg:y="5.423cm">
          <draw:image xlink:href="Pictures/2000000E000002F0000002F0298370261F2805A9.svm" xlink:type="simple" xlink:show="embed" xlink:actuate="onLoad">
            <text:p/>
          </draw:image>
          <draw:image xlink:href="Pictures/100002000000001C0000001CE629D47C8803671D.png" xlink:type="simple" xlink:show="embed" xlink:actuate="onLoad"/>
        </draw:frame>
        <draw:frame draw:style-name="gr1" draw:text-style-name="P1" svg:width="0.746cm" svg:height="0.751cm" svg:x="10.322cm" svg:y="4.834cm">
          <draw:image xlink:href="Pictures/2000000E000002F0000002F019750415DCBABE1C.svm" xlink:type="simple" xlink:show="embed" xlink:actuate="onLoad">
            <text:p/>
          </draw:image>
          <draw:image xlink:href="Pictures/100002000000001C0000001C934AD5CDB34FE468.png" xlink:type="simple" xlink:show="embed" xlink:actuate="onLoad"/>
        </draw:frame>
        <draw:frame draw:style-name="gr1" draw:text-style-name="P1" svg:width="0.746cm" svg:height="0.751cm" svg:x="11.828cm" svg:y="4.912cm">
          <draw:image xlink:href="Pictures/2000000E000002F0000002F01638FA137E3BB495.svm" xlink:type="simple" xlink:show="embed" xlink:actuate="onLoad">
            <text:p/>
          </draw:image>
          <draw:image xlink:href="Pictures/100002000000001C0000001C7D2BB185E5C1F2B9.png" xlink:type="simple" xlink:show="embed" xlink:actuate="onLoad"/>
        </draw:frame>
        <draw:frame draw:style-name="gr1" draw:text-style-name="P1" svg:width="0.746cm" svg:height="0.751cm" svg:x="13.335cm" svg:y="5.563cm">
          <draw:image xlink:href="Pictures/2000000E000002F0000002F03E4CD99FD3671650.svm" xlink:type="simple" xlink:show="embed" xlink:actuate="onLoad">
            <text:p/>
          </draw:image>
          <draw:image xlink:href="Pictures/100002000000001C0000001C26DF82F820D62784.png" xlink:type="simple" xlink:show="embed" xlink:actuate="onLoad"/>
        </draw:frame>
        <draw:frame draw:style-name="gr1" draw:text-style-name="P1" svg:width="0.746cm" svg:height="0.751cm" svg:x="14.841cm" svg:y="4.846cm">
          <draw:image xlink:href="Pictures/2000000E000002F0000002F0C6CCEBDEE3AD12FF.svm" xlink:type="simple" xlink:show="embed" xlink:actuate="onLoad">
            <text:p/>
          </draw:image>
          <draw:image xlink:href="Pictures/100002000000001C0000001CE0DCCFC6A11579B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I7:Sheet1.M7 Sheet1.A8:Sheet1.A8 Sheet1.I12:Sheet1.M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7:Sheet1.M7" chart:label-cell-address="Sheet1.A3:Sheet1.A3" chart:class="chart:bar">
            <chart:data-point chart:repeated="5"/>
          </chart:series>
          <chart:series chart:style-name="ch10" chart:values-cell-range-address="Sheet1.I12:Sheet1.M12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55">
                <text:p>6.55</text:p>
                <draw:g>
                  <svg:desc>Sheet1.I7:Sheet1.M7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1.58">
                <text:p>1.58</text:p>
                <draw:g>
                  <svg:desc>Sheet1.I12:Sheet1.M12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